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fea3"/>
    </style:style>
    <style:style style:name="P2" style:family="paragraph" style:parent-style-name="Text_20_body" style:list-style-name="L1">
      <style:text-properties fo:font-size="15pt" officeooo:rsid="0009fea3" officeooo:paragraph-rsid="0009fea3" style:font-size-asian="15pt" style:font-size-complex="15pt"/>
    </style:style>
    <style:style style:name="P3" style:family="paragraph" style:parent-style-name="Text_20_body" style:list-style-name="L1">
      <style:text-properties fo:font-size="15pt" officeooo:rsid="000b1325" officeooo:paragraph-rsid="000b1325" style:font-size-asian="15pt" style:font-size-complex="15pt"/>
    </style:style>
    <style:style style:name="P4" style:family="paragraph" style:parent-style-name="Text_20_body" style:list-style-name="L1">
      <style:text-properties fo:font-size="15pt" officeooo:rsid="000abf0d" officeooo:paragraph-rsid="000abf0d" style:font-size-asian="15pt" style:font-size-complex="15pt"/>
    </style:style>
    <style:style style:name="P5" style:family="paragraph" style:parent-style-name="Subtitle">
      <style:text-properties officeooo:rsid="0009fea3" officeooo:paragraph-rsid="0009fea3"/>
    </style:style>
    <style:style style:name="P6" style:family="paragraph" style:parent-style-name="Heading_20_1">
      <style:text-properties officeooo:rsid="0009fea3" officeooo:paragraph-rsid="0009fe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Αναφορά 1ης εργασίας Εκπαιδευτικών Περιβάλλοντων Διαδικτύου</text:p>
      <text:p text:style-name="Text_20_body"/>
      <text:p text:style-name="P5">Ονοματεπώνυμο : Πλατής Κωνσταντίνος</text:p>
      <text:p text:style-name="Subtitle">ΑΕΜ : 2245</text:p>
      <text:p text:style-name="Subtitle">e-mail : <text:a xlink:type="simple" xlink:href="mailto:platiskp@csd.auth.gr">platiskp@csd.auth.gr</text:a></text:p>
      <text:p text:style-name="Text_20_body"/>
      <text:h text:style-name="P6" text:outline-level="1">Γενικές Πληροφορίες</text:h>
      <text:p text:style-name="P1"/>
      <text:list xml:id="list2222836616906762786" text:style-name="L1">
        <text:list-item>
          <text:p text:style-name="P2">Η γενική διαρύθμιση έγινε σε 4 φακέλους : HTML,CSS, Docs (για τα downloaded αρχεία), images (για τις εικόνες)</text:p>
        </text:list-item>
        <text:list-item>
          <text:p text:style-name="P3">Οι επιλογές στο μενού στα αριστερά είναι εικόνες-κουμπιά στον φάκελο images</text:p>
        </text:list-item>
        <text:list-item>
          <text:p text:style-name="P2">Χρησιμοποιήθηκε ένα grid layout με 3 στοιχεία : header, left_content (περιέχει το μενού), right_content (περιέχει την υπόλοιπη σελίδα) έτσι ώστε να δημιουργηθεί η διαρύθμιση που ζητήθηκε.</text:p>
        </text:list-item>
        <text:list-item>
          <text:p text:style-name="P2">Σε όσες σελίδες ζητήθηκε να υπάρχει επιλογή &lt;top&gt; για να ανεβαίνει ο χρήστης στην αρχή της σελίδας, έβαλα ένα αντιπροσωπευτικό κουμπί-εικόνα </text:p>
        </text:list-item>
        <text:list-item>
          <text:p text:style-name="P2">Στην σελίδα “Επικοινωνία”, για την επιλογή αποστολής email μέσω web φόρμας, υλοποιήθηκε με χρήση HTML Form</text:p>
        </text:list-item>
        <text:list-item>
          <text:p text:style-name="P4">H σελίδα ανεβασμένη βρίσκεται στον ιστότοπο users.auth.gr/platisk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7T17:36:48.285754500</meta:creation-date>
    <dc:date>2016-01-17T17:52:18.625454992</dc:date>
    <meta:editing-duration>PT7M4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123" meta:character-count="842" meta:non-whitespace-character-count="735"/>
  </office:meta>
</office:document-meta>
</file>